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solid" draw:stroke-dash="Fein_20_gestrichelt_20_Inch" svg:stroke-width="0.1cm" svg:stroke-color="#0084d1" draw:marker-start="Arrow" draw:marker-start-width="0.3cm" draw:marker-end="" draw:marker-end-width="0.3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color="#000000" draw:fill="solid" draw:fill-color="#ffd320" draw:auto-grow-width="true" fo:min-height="3.239cm" fo:min-width="5.343cm"/>
    </style:style>
    <style:style style:name="gr3" style:family="graphic" style:parent-style-name="standard">
      <style:graphic-properties draw:stroke="none" svg:stroke-color="#000000" draw:fill="solid" draw:fill-color="#ffffff" draw:auto-grow-width="true" fo:min-height="1.051cm" fo:min-width="4.68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solid" draw:fill-color="#ffffff" fo:min-height="0.815cm"/>
    </style:style>
    <style:style style:name="gr6" style:family="graphic" style:parent-style-name="standard">
      <style:graphic-properties draw:stroke="solid" svg:stroke-color="#579d1c" draw:fill="hatch" draw:fill-color="#579d1c" draw:fill-hatch-name="Black_20_45_20_Degrees_20_Wide" draw:fill-hatch-solid="false" draw:textarea-vertical-align="middle" draw:auto-grow-width="true" fo:min-height="2.647cm" fo:min-width="3.604cm"/>
    </style:style>
    <style:style style:name="gr7" style:family="graphic" style:parent-style-name="standard">
      <style:graphic-properties draw:stroke="solid" svg:stroke-color="#000000" draw:fill="solid" draw:fill-color="#0084d1" draw:auto-grow-width="true" fo:min-height="1.078cm" fo:min-width="3.577cm"/>
    </style:style>
    <style:style style:name="gr8" style:family="graphic" style:parent-style-name="objectwithoutfill">
      <style:graphic-properties draw:marker-end="" draw:marker-end-width="0.3cm" draw:fill="none" draw:textarea-vertical-align="middle"/>
    </style:style>
    <style:style style:name="gr9" style:family="graphic" style:parent-style-name="objectwithoutfill">
      <style:graphic-properties draw:stroke="solid" draw:stroke-dash="Ultrafine_20_Dashed" svg:stroke-width="0.1cm" svg:stroke-color="#0084d1" draw:marker-start="" draw:marker-start-width="0.455cm" draw:marker-end="" draw:marker-end-width="0.45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stroke="solid" draw:stroke-dash="Fein_20_gestrichelt_20_Inch" svg:stroke-width="0.1cm" svg:stroke-color="#c5000b" draw:marker-start="Arrow" draw:marker-start-width="0.3cm" draw:marker-end="" draw:marker-end-width="0.3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stroke="solid" draw:stroke-dash="Ultrafine_20_Dashed" svg:stroke-width="0.05cm" svg:stroke-color="#000000" draw:marker-start="" draw:marker-start-width="0.355cm" draw:marker-end="" draw:marker-end-width="0.15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draw:stroke-dash="Ultrafine_20_Dashed" svg:stroke-width="0.05cm" svg:stroke-color="#000000" draw:marker-start="Arrow" draw:marker-start-width="0.3cm" draw:marker-end="" draw:marker-end-width="0.3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draw:stroke-dash="Fein_20_gestrichelt_20_Inch" svg:stroke-width="0.1cm" svg:stroke-color="#c5000b" draw:marker-start="" draw:marker-start-width="0.3cm" draw:marker-end="" draw:marker-end-width="0.3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draw:stroke="solid" draw:stroke-dash="Ultrafine_20_Dashed" svg:stroke-width="0.05cm" svg:stroke-color="#579d1c" draw:marker-start="" draw:marker-start-width="0.355cm" draw:marker-end="" draw:marker-end-width="0.15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objectwithoutfill">
      <style:graphic-properties draw:stroke="solid" draw:stroke-dash="Fein_20_gestrichelt_20_Inch" svg:stroke-width="0.1cm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draw:stroke="dash" draw:stroke-dash="Fein_20_gestrichelt_20_Inch" svg:stroke-width="0.05cm" svg:stroke-color="#0084d1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solid" svg:stroke-color="#000000" draw:fill="solid" draw:fill-color="#ffd320" draw:auto-grow-width="true" fo:min-height="3.238cm" fo:min-width="5.343cm"/>
    </style:style>
    <style:style style:name="gr19" style:family="graphic" style:parent-style-name="standard">
      <style:graphic-properties draw:stroke="solid" svg:stroke-color="#000000" draw:fill="solid" draw:fill-color="#0084d1" draw:auto-grow-width="true" fo:min-height="1.078cm" fo:min-width="3.575cm"/>
    </style:style>
    <style:style style:name="gr20" style:family="graphic" style:parent-style-name="standard">
      <style:graphic-properties draw:stroke="solid" svg:stroke-color="#000000" draw:fill="solid" draw:fill-color="#579d1c" draw:auto-grow-width="true" fo:min-height="0.925cm" fo:min-width="3.604cm"/>
    </style:style>
    <style:style style:name="gr21" style:family="graphic" style:parent-style-name="standard">
      <style:graphic-properties draw:stroke="none" svg:stroke-color="#000000" draw:fill="solid" draw:fill-color="#ffffff" draw:auto-grow-width="true" fo:min-height="0.815cm" fo:min-width="3.739cm"/>
    </style:style>
    <style:style style:name="gr22" style:family="graphic" style:parent-style-name="standard">
      <style:graphic-properties draw:fill-color="#ff420e" draw:textarea-vertical-align="middle"/>
    </style:style>
    <style:style style:name="gr23" style:family="graphic" style:parent-style-name="objectwithoutfill">
      <style:graphic-properties draw:stroke="solid" draw:stroke-dash="Fein_20_gestrichelt_20_Inch" svg:stroke-width="0.05cm" svg:stroke-color="#579d1c" draw:marker-start="" draw:marker-start-width="0.3cm" draw:marker-end="Arrow" draw:marker-end-width="0.3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solid" draw:fill-color="#ffffff" fo:min-height="1.197cm"/>
    </style:style>
    <style:style style:name="gr25" style:family="graphic" style:parent-style-name="standard">
      <style:graphic-properties draw:stroke="solid" svg:stroke-color="#000000" draw:fill="solid" draw:fill-color="#579d1c" draw:auto-grow-width="true" fo:min-height="0.923cm" fo:min-width="3.604cm"/>
    </style:style>
    <style:style style:name="gr26" style:family="graphic" style:parent-style-name="objectwithoutfill">
      <style:graphic-properties draw:stroke="solid" draw:stroke-dash="Fein_20_gestrichelt_20_Inch" svg:stroke-width="0.05cm" svg:stroke-color="#579d1c" draw:marker-start="" draw:marker-start-width="0.3cm" draw:marker-end="" draw:marker-end-width="0.3cm" draw:fill="none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solid" svg:stroke-color="#000000" draw:fill="solid" draw:fill-color="#ffd320" draw:auto-grow-width="true" fo:min-height="3.26cm" fo:min-width="5.378cm"/>
    </style:style>
    <style:style style:name="gr28" style:family="graphic" style:parent-style-name="standard">
      <style:graphic-properties draw:stroke="none" svg:stroke-color="#000000" draw:fill="solid" draw:fill-color="#ffffff" draw:auto-grow-width="true" fo:min-height="1.059cm" fo:min-width="4.716cm"/>
    </style:style>
    <style:style style:name="gr29" style:family="graphic" style:parent-style-name="standard">
      <style:graphic-properties draw:stroke="none" svg:stroke-color="#000000" draw:fill="solid" draw:fill-color="#ffffff" fo:min-height="0.821cm"/>
    </style:style>
    <style:style style:name="gr30" style:family="graphic" style:parent-style-name="standard">
      <style:graphic-properties draw:stroke="solid" svg:stroke-color="#579d1c" draw:fill="hatch" draw:fill-color="#579d1c" draw:fill-hatch-name="Black_20_45_20_Degrees_20_Wide" draw:fill-hatch-solid="false" draw:textarea-vertical-align="middle" draw:auto-grow-width="true" fo:min-height="2.664cm" fo:min-width="3.629cm"/>
    </style:style>
    <style:style style:name="gr31" style:family="graphic" style:parent-style-name="standard">
      <style:graphic-properties draw:stroke="solid" svg:stroke-color="#000000" draw:fill="solid" draw:fill-color="#0084d1" draw:auto-grow-width="true" fo:min-height="1.086cm" fo:min-width="3.599cm"/>
    </style:style>
    <style:style style:name="gr32" style:family="graphic" style:parent-style-name="standard">
      <style:graphic-properties draw:stroke="solid" svg:stroke-color="#000000" draw:fill="solid" draw:fill-color="#579d1c" draw:auto-grow-width="true" fo:min-height="0.93cm" fo:min-width="3.801cm"/>
    </style:style>
    <style:style style:name="gr33" style:family="graphic" style:parent-style-name="standard">
      <style:graphic-properties draw:stroke="solid" svg:stroke-color="#000000" draw:fill="solid" draw:fill-color="#0084d1" draw:auto-grow-width="true" fo:min-height="1.086cm" fo:min-width="3.79cm"/>
    </style:style>
    <style:style style:name="gr34" style:family="graphic" style:parent-style-name="standard">
      <style:graphic-properties draw:stroke="none" svg:stroke-color="#000000" draw:fill="solid" draw:fill-color="#ffffff" draw:auto-grow-width="true" fo:min-height="1.587cm" fo:min-width="2.951cm"/>
    </style:style>
    <style:style style:name="gr35" style:family="graphic" style:parent-style-name="standard">
      <style:graphic-properties draw:stroke="none" svg:stroke-color="#000000" draw:fill="solid" draw:fill-color="#ffffff" fo:min-height="1.206cm"/>
    </style:style>
    <style:style style:name="gr36" style:family="graphic" style:parent-style-name="standard">
      <style:graphic-properties draw:stroke="solid" svg:stroke-color="#000000" draw:fill="solid" draw:fill-color="#ffd320" draw:auto-grow-width="true" fo:min-height="3.259cm" fo:min-width="5.37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6pt" style:font-size-asian="16pt" style:font-size-complex="16pt"/>
    </style:style>
    <style:style style:name="P4" style:family="paragraph">
      <style:text-properties fo:color="#c5000b" fo:font-size="16pt" style:font-size-asian="18pt" style:font-size-complex="18pt"/>
    </style:style>
    <style:style style:name="P5" style:family="paragraph">
      <style:paragraph-properties fo:text-align="center"/>
      <style:text-properties fo:font-size="16pt" style:font-size-asian="18pt" style:font-size-complex="18pt"/>
    </style:style>
    <style:style style:name="P6" style:family="paragraph">
      <style:paragraph-properties fo:text-align="center"/>
      <style:text-properties fo:color="#000000" fo:font-size="16pt" style:font-size-asian="18pt" style:font-size-complex="18pt"/>
    </style:style>
    <style:style style:name="P7" style:family="paragraph">
      <style:text-properties fo:color="#ffffff" fo:font-size="16pt" style:font-size-asian="18pt" style:font-size-complex="18pt"/>
    </style:style>
    <style:style style:name="P8" style:family="paragraph">
      <style:text-properties fo:color="#000000" fo:font-size="16pt" style:font-size-asian="18pt" style:font-size-complex="18pt"/>
    </style:style>
    <style:style style:name="P9" style:family="paragraph">
      <style:text-properties fo:color="#0084d1" fo:font-size="16pt" style:font-size-asian="18pt" style:font-size-complex="18pt"/>
    </style:style>
    <style:style style:name="P10" style:family="paragraph">
      <style:paragraph-properties fo:text-align="center"/>
      <style:text-properties fo:font-size="16pt" fo:font-weight="bold" style:font-size-asian="18pt" style:font-weight-asian="bold" style:font-size-complex="18pt" style:font-weight-complex="bold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c5000b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c5000b" fo:font-size="16pt" style:font-size-asian="18pt" style:font-size-complex="18pt"/>
    </style:style>
    <style:style style:name="T4" style:family="text">
      <style:text-properties fo:font-size="16pt" style:font-size-asian="18pt" style:font-size-complex="18pt"/>
    </style:style>
    <style:style style:name="T5" style:family="text">
      <style:text-properties fo:color="#000000" fo:font-size="16pt" style:font-size-asian="18pt" style:font-size-complex="18pt"/>
    </style:style>
    <style:style style:name="T6" style:family="text">
      <style:text-properties fo:color="#ffffff" fo:font-size="16pt" fo:font-weight="bold" style:font-size-asian="18pt" style:font-weight-asian="bold" style:font-size-complex="18pt" style:font-weight-complex="bold"/>
    </style:style>
    <style:style style:name="T7" style:family="text">
      <style:text-properties fo:color="#0084d1" fo:font-size="16pt" style:font-size-asian="18pt" style:font-size-complex="18pt"/>
    </style:style>
    <style:style style:name="T8" style:family="text">
      <style:text-properties fo:font-size="16pt" fo:font-weight="bold" style:font-size-asian="18pt" style:font-weight-asian="bold" style:font-size-complex="18pt" style:font-weight-complex="bold"/>
    </style:style>
    <style:style style:name="T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3.459cm" svg:y1="21.442cm" svg:x2="33.459cm" svg:y2="7.439cm">
          <text:p/>
        </draw:line>
        <draw:frame draw:style-name="gr2" draw:text-style-name="P3" draw:layer="layout" svg:width="5.843cm" svg:height="3.489cm" svg:x="18.685cm" svg:y="3.105cm">
          <draw:text-box>
            <text:p text:style-name="P2"><text:span text:style-name="T1">1) Inventar</text:span></text:p>
            <text:p text:style-name="P2"><text:span text:style-name="T1">2) </text:span><text:span text:style-name="T2">Kontrolle</text:span></text:p>
            <text:p text:style-name="P2"><text:span text:style-name="T1">3) Kontrollpunkt</text:span></text:p>
            <text:p text:style-name="P2"><text:span text:style-name="T1"><text:s/></text:span><text:span text:style-name="T1">setzen</text:span></text:p>
          </draw:text-box>
        </draw:frame>
        <draw:frame draw:style-name="gr3" draw:text-style-name="P4" draw:layer="layout" svg:width="5.186cm" svg:height="1.301cm" draw:transform="rotate (0.006108652381979) translate (17.348cm 10.894cm)">
          <draw:text-box>
            <text:p><text:span text:style-name="T3">Kontrollperiode</text:span></text:p>
          </draw:text-box>
        </draw:frame>
        <draw:line draw:style-name="gr4" draw:text-style-name="P1" draw:layer="layout" svg:x1="15.715cm" svg:y1="0.8cm" svg:x2="15.715cm" svg:y2="24.46cm">
          <text:p/>
        </draw:line>
        <draw:line draw:style-name="gr4" draw:text-style-name="P1" draw:layer="layout" svg:x1="15.715cm" svg:y1="18.304cm" svg:x2="18.612cm" svg:y2="18.304cm">
          <text:p/>
        </draw:line>
        <draw:frame draw:style-name="gr5" draw:text-style-name="P5" draw:layer="layout" svg:width="2.521cm" svg:height="1.065cm" svg:x="14.521cm" svg:y="0.822cm">
          <draw:text-box>
            <text:p text:style-name="P1"><text:span text:style-name="T4">Zeit</text:span></text:p>
          </draw:text-box>
        </draw:frame>
        <draw:frame draw:style-name="gr6" draw:text-style-name="P6" draw:layer="layout" svg:width="4.104cm" svg:height="2.897cm" svg:x="26.578cm" svg:y="4.422cm">
          <draw:text-box>
            <text:p text:style-name="P1"><text:span text:style-name="T5">5) Einkauf</text:span></text:p>
          </draw:text-box>
        </draw:frame>
        <draw:frame draw:style-name="gr7" draw:text-style-name="P7" draw:layer="layout" svg:width="4.077cm" svg:height="1.328cm" svg:x="26.578cm" svg:y="3.094cm">
          <draw:text-box>
            <text:p><text:span text:style-name="T6">4) Planung</text:span></text:p>
          </draw:text-box>
        </draw:frame>
        <draw:line draw:style-name="gr8" draw:text-style-name="P1" draw:layer="layout" svg:x1="37cm" svg:y1="12.682cm" svg:x2="37cm" svg:y2="12.916cm">
          <text:p/>
        </draw:line>
        <draw:line draw:style-name="gr1" draw:text-style-name="P1" draw:layer="layout" svg:x1="33.46cm" svg:y1="7.41cm" svg:x2="33.339cm" svg:y2="2.249cm">
          <text:p/>
        </draw:line>
        <draw:line draw:style-name="gr9" draw:text-style-name="P1" draw:layer="layout" svg:x1="33.459cm" svg:y1="23.132cm" svg:x2="33.459cm" svg:y2="21.442cm">
          <text:p/>
        </draw:line>
        <draw:line draw:style-name="gr10" draw:text-style-name="P1" draw:layer="layout" svg:x1="17.405cm" svg:y1="18.366cm" svg:x2="17.405cm" svg:y2="4.422cm">
          <text:p/>
        </draw:line>
        <draw:line draw:style-name="gr11" draw:text-style-name="P1" draw:layer="layout" svg:x1="33.459cm" svg:y1="14.924cm" svg:x2="20.905cm" svg:y2="14.872cm">
          <text:p/>
        </draw:line>
        <draw:line draw:style-name="gr12" draw:text-style-name="P1" draw:layer="layout" svg:x1="20.905cm" svg:y1="16.976cm" svg:x2="20.905cm" svg:y2="14.803cm">
          <text:p/>
        </draw:line>
        <draw:line draw:style-name="gr13" draw:text-style-name="P1" draw:layer="layout" svg:x1="17.405cm" svg:y1="23.132cm" svg:x2="17.405cm" svg:y2="18.395cm">
          <text:p/>
        </draw:line>
        <draw:line draw:style-name="gr10" draw:text-style-name="P1" draw:layer="layout" svg:x1="17.405cm" svg:y1="4.422cm" svg:x2="17.405cm" svg:y2="2.249cm">
          <text:p/>
        </draw:line>
        <draw:line draw:style-name="gr14" draw:text-style-name="P1" draw:layer="layout" svg:x1="35.15cm" svg:y1="7.439cm" svg:x2="26.579cm" svg:y2="7.439cm">
          <text:p/>
        </draw:line>
        <draw:line draw:style-name="gr15" draw:text-style-name="P1" draw:layer="layout" svg:x1="15.715cm" svg:y1="2.249cm" svg:x2="36.236cm" svg:y2="2.249cm">
          <text:p/>
        </draw:line>
        <draw:line draw:style-name="gr15" draw:text-style-name="P1" draw:layer="layout" svg:x1="15.715cm" svg:y1="23.132cm" svg:x2="36.236cm" svg:y2="23.132cm">
          <text:p/>
        </draw:line>
        <draw:line draw:style-name="gr16" draw:text-style-name="P1" draw:layer="layout" svg:x1="22.595cm" svg:y1="3.697cm" svg:x2="26.458cm" svg:y2="3.697cm">
          <text:p/>
        </draw:line>
        <draw:line draw:style-name="gr17" draw:text-style-name="P1" draw:layer="layout" svg:x1="30.683cm" svg:y1="4.422cm" svg:x2="33.459cm" svg:y2="7.44cm">
          <text:p/>
        </draw:line>
        <draw:line draw:style-name="gr17" draw:text-style-name="P1" draw:layer="layout" svg:x1="30.683cm" svg:y1="4.422cm" svg:x2="33.339cm" svg:y2="21.201cm">
          <text:p/>
        </draw:line>
        <draw:line draw:style-name="gr4" draw:text-style-name="P1" draw:layer="layout" svg:x1="15.715cm" svg:y1="4.422cm" svg:x2="18.612cm" svg:y2="4.422cm">
          <text:p/>
        </draw:line>
        <draw:frame draw:style-name="gr18" draw:text-style-name="P3" draw:layer="layout" svg:width="5.843cm" svg:height="3.488cm" svg:x="18.699cm" svg:y="16.988cm">
          <draw:text-box>
            <text:p text:style-name="P2"><text:span text:style-name="T1">1) Inventar</text:span></text:p>
            <text:p text:style-name="P2"><text:span text:style-name="T1">2) </text:span><text:span text:style-name="T2">Kontrolle</text:span></text:p>
            <text:p text:style-name="P2"><text:span text:style-name="T1">3) Kontrollpunkt</text:span></text:p>
            <text:p text:style-name="P2"><text:span text:style-name="T1"><text:s/></text:span><text:span text:style-name="T1">setzen</text:span></text:p>
          </draw:text-box>
        </draw:frame>
        <draw:frame draw:style-name="gr19" draw:text-style-name="P7" draw:layer="layout" svg:width="4.075cm" svg:height="1.328cm" svg:x="26.594cm" svg:y="16.975cm">
          <draw:text-box>
            <text:p><text:span text:style-name="T6">4) Planung</text:span></text:p>
          </draw:text-box>
        </draw:frame>
        <draw:line draw:style-name="gr14" draw:text-style-name="P1" draw:layer="layout" svg:x1="34.425cm" svg:y1="21.201cm" svg:x2="26.593cm" svg:y2="21.322cm">
          <text:p/>
        </draw:line>
        <draw:line draw:style-name="gr16" draw:text-style-name="P1" draw:layer="layout" svg:x1="22.61cm" svg:y1="17.579cm" svg:x2="26.473cm" svg:y2="17.579cm">
          <text:p/>
        </draw:line>
        <draw:frame draw:style-name="gr2" draw:text-style-name="P3" draw:layer="layout" svg:width="5.843cm" svg:height="3.489cm" svg:x="18.699cm" svg:y="3.105cm">
          <draw:text-box>
            <text:p text:style-name="P2"><text:span text:style-name="T1">1) Inventar</text:span></text:p>
            <text:p text:style-name="P2"><text:span text:style-name="T1">2) </text:span><text:span text:style-name="T2">Kontrolle</text:span></text:p>
            <text:p text:style-name="P2"><text:span text:style-name="T1">3) Kontrollpunkt</text:span></text:p>
            <text:p text:style-name="P2"><text:span text:style-name="T1"><text:s/></text:span><text:span text:style-name="T1">setzen</text:span></text:p>
          </draw:text-box>
        </draw:frame>
        <draw:frame draw:style-name="gr20" draw:text-style-name="P8" draw:layer="layout" svg:width="4.104cm" svg:height="1.175cm" svg:x="26.578cm" svg:y="5.541cm">
          <draw:text-box>
            <text:p><text:span text:style-name="T5">5) Einkauf</text:span></text:p>
          </draw:text-box>
        </draw:frame>
        <draw:frame draw:style-name="gr19" draw:text-style-name="P7" draw:layer="layout" svg:width="4.075cm" svg:height="1.328cm" svg:x="26.594cm" svg:y="3.094cm">
          <draw:text-box>
            <text:p><text:span text:style-name="T6">4) Planung</text:span></text:p>
          </draw:text-box>
        </draw:frame>
        <draw:line draw:style-name="gr16" draw:text-style-name="P1" draw:layer="layout" svg:x1="22.61cm" svg:y1="3.697cm" svg:x2="26.473cm" svg:y2="3.697cm">
          <text:p/>
        </draw:line>
        <draw:frame draw:style-name="gr21" draw:text-style-name="P9" draw:layer="layout" svg:width="4.239cm" svg:height="1.065cm" draw:transform="rotate (0.0006981317007976) translate (28.699cm 9.431cm)">
          <draw:text-box>
            <text:p><text:span text:style-name="T7">Planperiode</text:span></text:p>
          </draw:text-box>
        </draw:frame>
        <draw:frame draw:style-name="gr6" draw:text-style-name="P6" draw:layer="layout" svg:width="4.104cm" svg:height="2.897cm" svg:x="26.578cm" svg:y="18.303cm">
          <draw:text-box>
            <text:p text:style-name="P1"><text:span text:style-name="T5">5) Einkauf</text:span></text:p>
          </draw:text-box>
        </draw:frame>
        <draw:ellipse draw:style-name="gr22" draw:text-style-name="P10" draw:layer="layout" svg:width="3.621cm" svg:height="1.334cm" svg:x="22.837cm" svg:y="14.199cm">
          <text:p text:style-name="P1"><text:span text:style-name="T8">0) Alarm</text:span></text:p>
        </draw:ellipse>
        <draw:line draw:style-name="gr23" draw:text-style-name="P1" draw:layer="layout" svg:x1="34.425cm" svg:y1="21.201cm" svg:x2="34.425cm" svg:y2="14.924cm">
          <text:p/>
        </draw:line>
        <draw:frame draw:style-name="gr24" draw:text-style-name="P11" draw:layer="layout" svg:width="1.931cm" svg:height="1.447cm" svg:x="33.58cm" svg:y="16.756cm">
          <draw:text-box>
            <text:p text:style-name="P1"><text:span text:style-name="T9">7 Tage</text:span></text:p>
          </draw:text-box>
        </draw:frame>
        <draw:frame draw:style-name="gr5" draw:text-style-name="P5" draw:layer="layout" svg:width="2.522cm" svg:height="1.065cm" svg:x="14.4cm" svg:y="17.842cm">
          <draw:text-box>
            <text:p text:style-name="P1"><text:span text:style-name="T4">Heute</text:span></text:p>
          </draw:text-box>
        </draw:frame>
        <draw:frame draw:style-name="gr25" draw:text-style-name="P8" draw:layer="layout" svg:width="4.104cm" svg:height="1.173cm" svg:x="26.578cm" svg:y="19.303cm">
          <draw:text-box>
            <text:p><text:span text:style-name="T5">5) Einkauf</text:span></text:p>
          </draw:text-box>
        </draw:frame>
        <draw:line draw:style-name="gr26" draw:text-style-name="P1" draw:layer="layout" svg:x1="34.425cm" svg:y1="14.924cm" svg:x2="33.459cm" svg:y2="14.924cm">
          <text:p/>
        </draw:line>
      </draw:page>
      <draw:page draw:name="page2" draw:style-name="dp1" draw:master-page-name="Standard">
        <draw:line draw:style-name="gr1" draw:text-style-name="P1" draw:layer="layout" svg:x1="32.538cm" svg:y1="21.265cm" svg:x2="32.538cm" svg:y2="7.179cm">
          <text:p/>
        </draw:line>
        <draw:frame draw:style-name="gr27" draw:text-style-name="P3" draw:layer="layout" svg:width="5.878cm" svg:height="3.51cm" svg:x="17.676cm" svg:y="2.819cm">
          <draw:text-box>
            <text:p text:style-name="P2"><text:span text:style-name="T1">1) Inventar</text:span></text:p>
            <text:p text:style-name="P2"><text:span text:style-name="T1">2) </text:span><text:span text:style-name="T2">Kontrolle</text:span></text:p>
            <text:p text:style-name="P2"><text:span text:style-name="T1">3) Kontrollpunkt</text:span></text:p>
            <text:p text:style-name="P2"><text:span text:style-name="T1"><text:s/></text:span><text:span text:style-name="T1">setzen</text:span></text:p>
          </draw:text-box>
        </draw:frame>
        <draw:frame draw:style-name="gr28" draw:text-style-name="P4" draw:layer="layout" svg:width="5.216cm" svg:height="1.309cm" draw:transform="rotate (0.0062831853071784) translate (16.331cm 10.654cm)">
          <draw:text-box>
            <text:p><text:span text:style-name="T3">Check period</text:span></text:p>
          </draw:text-box>
        </draw:frame>
        <draw:line draw:style-name="gr4" draw:text-style-name="P1" draw:layer="layout" svg:x1="14.688cm" svg:y1="0.5cm" svg:x2="14.688cm" svg:y2="24.3cm">
          <text:p/>
        </draw:line>
        <draw:line draw:style-name="gr4" draw:text-style-name="P1" draw:layer="layout" svg:x1="14.688cm" svg:y1="18.107cm" svg:x2="17.602cm" svg:y2="18.107cm">
          <text:p/>
        </draw:line>
        <draw:frame draw:style-name="gr29" draw:text-style-name="P5" draw:layer="layout" svg:width="2.537cm" svg:height="1.071cm" svg:x="13.487cm" svg:y="0.522cm">
          <draw:text-box>
            <text:p text:style-name="P1"><text:span text:style-name="T4">Time</text:span></text:p>
          </draw:text-box>
        </draw:frame>
        <draw:frame draw:style-name="gr30" draw:text-style-name="P6" draw:layer="layout" svg:width="4.129cm" svg:height="2.914cm" svg:x="25.617cm" svg:y="4.143cm">
          <draw:text-box>
            <text:p text:style-name="P1"><text:span text:style-name="T5">5) Einkauf</text:span></text:p>
          </draw:text-box>
        </draw:frame>
        <draw:frame draw:style-name="gr31" draw:text-style-name="P7" draw:layer="layout" svg:width="4.099cm" svg:height="1.336cm" svg:x="25.617cm" svg:y="2.807cm">
          <draw:text-box>
            <text:p><text:span text:style-name="T6">4) Planung</text:span></text:p>
          </draw:text-box>
        </draw:frame>
        <draw:line draw:style-name="gr8" draw:text-style-name="P1" draw:layer="layout" svg:x1="36.1cm" svg:y1="12.452cm" svg:x2="36.1cm" svg:y2="12.688cm">
          <text:p/>
        </draw:line>
        <draw:line draw:style-name="gr1" draw:text-style-name="P1" draw:layer="layout" svg:x1="32.538cm" svg:y1="7.148cm" svg:x2="32.538cm" svg:y2="1.957cm">
          <text:p/>
        </draw:line>
        <draw:line draw:style-name="gr9" draw:text-style-name="P1" draw:layer="layout" svg:x1="32.538cm" svg:y1="22.964cm" svg:x2="32.538cm" svg:y2="21.264cm">
          <text:p/>
        </draw:line>
        <draw:line draw:style-name="gr10" draw:text-style-name="P1" draw:layer="layout" svg:x1="16.388cm" svg:y1="18.169cm" svg:x2="16.388cm" svg:y2="4.143cm">
          <text:p/>
        </draw:line>
        <draw:line draw:style-name="gr11" draw:text-style-name="P1" draw:layer="layout" svg:x1="32.539cm" svg:y1="14.707cm" svg:x2="19.91cm" svg:y2="14.655cm">
          <text:p/>
        </draw:line>
        <draw:line draw:style-name="gr12" draw:text-style-name="P1" draw:layer="layout" svg:x1="19.91cm" svg:y1="16.772cm" svg:x2="19.91cm" svg:y2="14.586cm">
          <text:p/>
        </draw:line>
        <draw:line draw:style-name="gr13" draw:text-style-name="P1" draw:layer="layout" svg:x1="16.388cm" svg:y1="22.964cm" svg:x2="16.388cm" svg:y2="18.199cm">
          <text:p/>
        </draw:line>
        <draw:line draw:style-name="gr10" draw:text-style-name="P1" draw:layer="layout" svg:x1="16.388cm" svg:y1="4.143cm" svg:x2="16.388cm" svg:y2="1.957cm">
          <text:p/>
        </draw:line>
        <draw:line draw:style-name="gr14" draw:text-style-name="P1" draw:layer="layout" svg:x1="34.238cm" svg:y1="7.179cm" svg:x2="25.617cm" svg:y2="7.179cm">
          <text:p/>
        </draw:line>
        <draw:line draw:style-name="gr15" draw:text-style-name="P1" draw:layer="layout" svg:x1="14.688cm" svg:y1="1.957cm" svg:x2="35.331cm" svg:y2="1.957cm">
          <text:p/>
        </draw:line>
        <draw:line draw:style-name="gr15" draw:text-style-name="P1" draw:layer="layout" svg:x1="14.688cm" svg:y1="22.964cm" svg:x2="35.331cm" svg:y2="22.964cm">
          <text:p/>
        </draw:line>
        <draw:line draw:style-name="gr16" draw:text-style-name="P1" draw:layer="layout" svg:x1="21.61cm" svg:y1="3.414cm" svg:x2="25.496cm" svg:y2="3.414cm">
          <text:p/>
        </draw:line>
        <draw:line draw:style-name="gr17" draw:text-style-name="P1" draw:layer="layout" svg:x1="29.746cm" svg:y1="4.143cm" svg:x2="32.539cm" svg:y2="7.179cm">
          <text:p/>
        </draw:line>
        <draw:line draw:style-name="gr17" draw:text-style-name="P1" draw:layer="layout" svg:x1="29.746cm" svg:y1="4.143cm" svg:x2="32.417cm" svg:y2="21.022cm">
          <text:p/>
        </draw:line>
        <draw:line draw:style-name="gr4" draw:text-style-name="P1" draw:layer="layout" svg:x1="14.688cm" svg:y1="4.143cm" svg:x2="17.602cm" svg:y2="4.143cm">
          <text:p/>
        </draw:line>
        <draw:line draw:style-name="gr14" draw:text-style-name="P1" draw:layer="layout" svg:x1="33.51cm" svg:y1="21.021cm" svg:x2="25.632cm" svg:y2="21.142cm">
          <text:p/>
        </draw:line>
        <draw:frame draw:style-name="gr27" draw:text-style-name="P3" draw:layer="layout" svg:width="5.878cm" svg:height="3.51cm" svg:x="17.693cm" svg:y="2.819cm">
          <draw:text-box>
            <text:p text:style-name="P2"><text:span text:style-name="T1">1) Invenory</text:span></text:p>
            <text:p text:style-name="P2"><text:span text:style-name="T1">2) </text:span><text:span text:style-name="T2">Check</text:span></text:p>
            <text:p text:style-name="P2"><text:span text:style-name="T1">3) Set </text:span></text:p>
            <text:p text:style-name="P2"><text:span text:style-name="T1"><text:s text:c="4"/></text:span><text:span text:style-name="T1">Checkpoint</text:span></text:p>
          </draw:text-box>
        </draw:frame>
        <draw:frame draw:style-name="gr32" draw:text-style-name="P8" draw:layer="layout" svg:width="4.301cm" svg:height="1.18cm" svg:x="25.531cm" svg:y="5.27cm">
          <draw:text-box>
            <text:p><text:span text:style-name="T5">5) Purchase</text:span></text:p>
          </draw:text-box>
        </draw:frame>
        <draw:frame draw:style-name="gr33" draw:text-style-name="P7" draw:layer="layout" svg:width="4.29cm" svg:height="1.336cm" svg:x="25.537cm" svg:y="2.807cm">
          <draw:text-box>
            <text:p><text:span text:style-name="T6">4) Planning</text:span></text:p>
          </draw:text-box>
        </draw:frame>
        <draw:line draw:style-name="gr16" draw:text-style-name="P1" draw:layer="layout" svg:x1="21.624cm" svg:y1="3.414cm" svg:x2="25.51cm" svg:y2="3.414cm">
          <text:p/>
        </draw:line>
        <draw:frame draw:style-name="gr34" draw:text-style-name="P9" draw:layer="layout" svg:width="3.451cm" svg:height="1.837cm" draw:transform="rotate (0.0005235987755982) translate (28.965cm 9.181cm)">
          <draw:text-box>
            <text:p><text:span text:style-name="T7">Planning</text:span></text:p>
            <text:p><text:span text:style-name="T7">period</text:span></text:p>
          </draw:text-box>
        </draw:frame>
        <draw:ellipse draw:style-name="gr22" draw:text-style-name="P10" draw:layer="layout" svg:width="3.643cm" svg:height="1.341cm" svg:x="21.853cm" svg:y="13.979cm">
          <text:p text:style-name="P1"><text:span text:style-name="T8">0) Alarm</text:span></text:p>
        </draw:ellipse>
        <draw:line draw:style-name="gr23" draw:text-style-name="P1" draw:layer="layout" svg:x1="33.51cm" svg:y1="21.021cm" svg:x2="33.51cm" svg:y2="14.707cm">
          <text:p/>
        </draw:line>
        <draw:frame draw:style-name="gr35" draw:text-style-name="P11" draw:layer="layout" svg:width="1.943cm" svg:height="1.456cm" svg:x="32.66cm" svg:y="16.55cm">
          <draw:text-box>
            <text:p text:style-name="P1"><text:span text:style-name="T9">7 Days</text:span></text:p>
          </draw:text-box>
        </draw:frame>
        <draw:frame draw:style-name="gr29" draw:text-style-name="P5" draw:layer="layout" svg:width="2.537cm" svg:height="1.071cm" svg:x="13.366cm" svg:y="17.643cm">
          <draw:text-box>
            <text:p text:style-name="P1"><text:span text:style-name="T4">Today</text:span></text:p>
          </draw:text-box>
        </draw:frame>
        <draw:line draw:style-name="gr26" draw:text-style-name="P1" draw:layer="layout" svg:x1="33.509cm" svg:y1="14.707cm" svg:x2="32.538cm" svg:y2="14.707cm">
          <text:p/>
        </draw:line>
        <draw:frame draw:style-name="gr30" draw:text-style-name="P6" draw:layer="layout" svg:width="4.129cm" svg:height="2.914cm" svg:x="25.618cm" svg:y="18.107cm">
          <draw:text-box>
            <text:p text:style-name="P1"><text:span text:style-name="T5">5) Einkauf</text:span></text:p>
          </draw:text-box>
        </draw:frame>
        <draw:frame draw:style-name="gr36" draw:text-style-name="P3" draw:layer="layout" svg:width="5.878cm" svg:height="3.509cm" svg:x="17.694cm" svg:y="16.784cm">
          <draw:text-box>
            <text:p text:style-name="P2"><text:span text:style-name="T1">1) Invenory</text:span></text:p>
            <text:p text:style-name="P2"><text:span text:style-name="T1">2) </text:span><text:span text:style-name="T2">Check</text:span></text:p>
            <text:p text:style-name="P2"><text:span text:style-name="T1">3) Set </text:span></text:p>
            <text:p text:style-name="P2"><text:span text:style-name="T1"><text:s text:c="4"/></text:span><text:span text:style-name="T1">Checkpoint</text:span></text:p>
          </draw:text-box>
        </draw:frame>
        <draw:frame draw:style-name="gr32" draw:text-style-name="P8" draw:layer="layout" svg:width="4.301cm" svg:height="1.18cm" svg:x="25.532cm" svg:y="19.234cm">
          <draw:text-box>
            <text:p><text:span text:style-name="T5">5) Purchase</text:span></text:p>
          </draw:text-box>
        </draw:frame>
        <draw:frame draw:style-name="gr33" draw:text-style-name="P7" draw:layer="layout" svg:width="4.29cm" svg:height="1.336cm" svg:x="25.538cm" svg:y="16.771cm">
          <draw:text-box>
            <text:p><text:span text:style-name="T6">4) Planning</text:span></text:p>
          </draw:text-box>
        </draw:frame>
        <draw:line draw:style-name="gr16" draw:text-style-name="P1" draw:layer="layout" svg:x1="21.626cm" svg:y1="17.379cm" svg:x2="25.512cm" svg:y2="17.37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Fein_20_gestrichelt_20_Inch" draw:display-name="Fein gestrichelt Inch" draw:style="rect" draw:dots1="1" draw:dots1-length="0.254cm" draw:dots2="1" draw:dots2-length="0.254cm" draw:distance="0.254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1.2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ansuli Anderegg</meta:initial-creator>
    <meta:creation-date>2017-09-05T10:11:34.74</meta:creation-date>
    <dc:date>2018-05-19T17:23:28.67</dc:date>
    <dc:creator>Hansuli Anderegg</dc:creator>
    <meta:editing-duration>PT12H39M8S</meta:editing-duration>
    <meta:editing-cycles>11</meta:editing-cycles>
    <meta:generator>OpenOffice/4.1.5$Win32 OpenOffice.org_project/415m1$Build-9789</meta:generator>
    <meta:document-statistic meta:object-count="78"/>
  </office:meta>
</office:document-meta>
</file>